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951in" fo:margin-left="-0.1181in" table:align="left" style:writing-mode="lr-tb"/>
    </style:style>
    <style:style style:name="Table1.A" style:family="table-column">
      <style:table-column-properties style:column-width="6.99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fo:font-size="13pt" style:font-size-asian="13pt" style:font-size-complex="13pt"/>
    </style:style>
    <style:style style:name="P15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6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P17" style:family="paragraph" style:parent-style-name="Header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P18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sys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8" svg:width="1.7713in" svg:height="0.2685in" svg:x="1.3547in" svg:y="2.0457in" draw:control="control1"/>
      <draw:control text:anchor-type="page" text:anchor-page-number="1" draw:z-index="2" draw:style-name="gr1" draw:text-style-name="P18" svg:width="1.3398in" svg:height="0.2685in" svg:x="1.8425in" svg:y="2.4319in" draw:control="control2"/>
      <draw:control text:anchor-type="page" text:anchor-page-number="1" draw:z-index="3" draw:style-name="gr1" draw:text-style-name="P18" svg:width="1.3398in" svg:height="0.2685in" svg:x="4.2035in" svg:y="2.0283in" draw:control="control3"/>
      <draw:control text:anchor-type="page" text:anchor-page-number="1" draw:z-index="4" draw:style-name="gr1" draw:text-style-name="P18" svg:width="0.5067in" svg:height="0.2685in" svg:x="2.1437in" svg:y="2.802in" draw:control="control4"/>
      <draw:control text:anchor-type="page" text:anchor-page-number="1" draw:z-index="5" draw:style-name="gr1" draw:text-style-name="P18" svg:width="0.5067in" svg:height="0.2685in" svg:x="3.2646in" svg:y="2.7925in" draw:control="control5"/>
      <text:p text:style-name="P15"/>
      <text:p text:style-name="Standard"><text:span text:style-name="T1">System:</text:span><text:span text:style-name="T3">.............................</text:span><text:span text:style-name="T1"><text:tab/><text:tab/>Laufnummer:</text:span><text:span text:style-name="T3">..................<text:tab/></text:span></text:p>
      <text:p text:style-name="P7"/>
      <text:p text:style-name="P7">Seriennummer:<text:span text:style-name="T2">................................. <text:s text:c="11"/></text:span><text:s text:c="4"/></text:p>
      <text:p text:style-name="P7"/>
      <text:p text:style-name="P7">Temperaturbereich: <text:span text:style-name="T2">.............</text:span>°C bis<text:span text:style-name="T2"> </text:span><text:span text:style-name="T4">................</text:span><text:span text:style-name="T5">°</text:span>C</text:p>
      <text:p text:style-name="P7"/>
      <text:p text:style-name="P10"/>
      <text:p text:style-name="P10">□ <text:s text:c="2"/>Fester Sitz der einzelnen Komponenten wie Griffe, Abdeckungen, Stecker, usw. <text:s/>.............</text:p>
      <text:p text:style-name="P10"/>
      <text:p text:style-name="P10">□ <text:s text:c="2"/>Ersatzsicherungen am Controller überprüft und am Gerät befestigt <text:s text:c="23"/>..............</text:p>
      <text:p text:style-name="P10"/>
      <text:p text:style-name="P10">□ <text:s text:c="2"/>Aufkleber auf Vollständigkeit und Richtigkeit überprüft. <text:s text:c="39"/>.............</text:p>
      <text:p text:style-name="P10"/>
      <text:p text:style-name="P10">□ <text:s text:c="2"/>Software Rev……… build ……… MAC Adresse ………………………notieren...…….. <text:s/></text:p>
      <text:p text:style-name="P10"/>
      <text:p text:style-name="P10">□ <text:s text:c="2"/>TÜV Label auf die richtige Seite kleben und kontrollieren. <text:s text:c="36"/>……….</text:p>
      <text:p text:style-name="P10"/>
      <text:p text:style-name="P10">□ <text:s text:c="2"/>Alle Protokolle auf Vollständigkeit und Richtigkeit überprüft. <text:s text:c="31"/>.............</text:p>
      <text:p text:style-name="P10"/>
      <text:p text:style-name="P10">□ <text:s text:c="2"/>Seriennummern kontrolliert und aufgeklebt. <text:s text:c="60"/>............</text:p>
      <text:p text:style-name="P10"/>
      <text:p text:style-name="P10">□ <text:s text:c="2"/>Alle Messungen und Tests am Chuck durchgeführt. <text:s text:c="48"/>............</text:p>
      <text:p text:style-name="P10"/>
      <text:p text:style-name="P10">□ <text:s text:c="2"/>Alle Aufzeichnungen und Auswertungen in Stammdatenordner eingelegt. <text:s text:c="13"/>............</text:p>
      <text:p text:style-name="P10"/>
      <text:p text:style-name="P10">□ <text:s text:c="2"/>Komponenten auf Sauberkeit geprüft. <text:s text:c="70"/>............ </text:p>
      <text:p text:style-name="P10"/>
      <text:p text:style-name="P10">□ <text:s text:c="2"/>Alles Zubehör liegt nach Packliste vollständig bereit. <text:s text:c="45"/>.............</text:p>
      <text:p text:style-name="P10"/>
      <text:p text:style-name="P10">□ <text:s text:c="2"/>COM Protokolle NONE/ERS auf Rx/Tx getestet. <text:s text:c="50"/>………..</text:p>
      <text:p text:style-name="P10"/>
      <text:p text:style-name="P10">□ <text:s text:c="2"/>Chiller auf LT-Mode eingestellt <text:s text:c="77"/>………..</text:p>
      <text:p text:style-name="P14"/>
      <text:p text:style-name="P13"/>
      <text:p text:style-name="P13">Bemerkung:____________________________________________________________________________________________________________________________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System entspricht den Spezifikationen und ist zur Auslieferung Freigegeben</text:p>
            <text:p text:style-name="P9"/>
            <text:p text:style-name="P9">_________________________________ <text:s text:c="6"/></text:p>
            <text:p text:style-name="P9">Datum Unterschrift Abteilungsleiter</text:p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justify" style:justify-single-word="false" fo:text-indent="0in" style:auto-text-indent="false" fo:keep-with-next="always"/>
      <style:text-properties style:font-name="Arial" fo:font-size="9pt" fo:font-weight="bold" style:font-size-asian="9pt" style:font-weight-asian="bold" style:font-name-complex="Arial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-Absatz-Standardschriftart11" style:family="text"/>
    <style:style style:name="Page_20_Number" style:display-name="Page Number" style:family="text" style:parent-style-name="WW-Absatz-Standardschriftart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729in" fo:margin-left="-0.066in" table:align="left" style:writing-mode="lr-tb"/>
    </style:style>
    <style:style style:name="Table2.A" style:family="table-column">
      <style:table-column-properties style:column-width="2.0174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1.5118in"/>
    </style:style>
    <style:style style:name="Table2.1" style:family="table-row">
      <style:table-row-properties style:row-height="0.8431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row-height="0.1646in" style:keep-together="false" fo:keep-together="always"/>
    </style:style>
    <style:style style:name="Table2.C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2.4" style:family="table-row">
      <style:table-row-properties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MP3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MP6" style:family="paragraph" style:parent-style-name="Header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MP7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72in" fo:margin-left="0in" fo:margin-right="0in" fo:margin-bottom="0.1583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3937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Protokoll</text:p>
              <text:p text:style-name="MP3">Final – Check</text:p>
              <text:p text:style-name="MP2">System</text:p>
              <text:p text:style-name="MP3"/>
              <text:p text:style-name="MP4"/>
            </table:table-cell>
            <table:table-cell table:style-name="Table2.A1" office:value-type="string">
              <text:p text:style-name="MP5">Pfad:</text:p>
            </table:table-cell>
            <table:table-cell table:style-name="Table2.D1" office:value-type="string">
              <text:p text:style-name="MP6"><text:file-name text:display="full">X:\ERSTools\Endtest Document Generator\Protokoll Final_Check System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Verfasser:</text:p>
            </table:table-cell>
            <table:table-cell table:style-name="Table2.D2" office:value-type="string">
              <text:p text:style-name="MP7"><text:s text:c="10"/>Dogan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Datum:</text:p>
            </table:table-cell>
            <table:table-cell table:style-name="Table2.D2" office:value-type="string">
              <text:p text:style-name="MP7">03.02.2016</text:p>
            </table:table-cell>
          </table:table-row>
          <table:table-row table:style-name="Table2.4">
            <table:covered-table-cell/>
            <table:covered-table-cell/>
            <table:table-cell table:style-name="Table2.C2" office:value-type="string">
              <text:p text:style-name="MP7">Version</text:p>
            </table:table-cell>
            <table:table-cell table:style-name="Table2.D2" office:value-type="string">
              <text:p text:style-name="MP7">1.1</text:p>
            </table:table-cell>
          </table:table-row>
        </table:table>
        <text:p text:style-name="Header"/>
      </style:header>
      <style:footer>
        <text:p text:style-name="MP8"><text:span text:style-name="Page_20_Number"><text:page-number text:select-page="current">1</text:page-number></text:span><text:span text:style-name="Page_20_Number"> von </text:span><text:span text:style-name="Page_20_Number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zess</dc:title>
    <meta:initial-creator>Herbert Grasmeier</meta:initial-creator>
    <meta:creation-date>2008-02-18T19:27:00</meta:creation-date>
    <dc:creator>ERS </dc:creator>
    <dc:date>2018-09-26T12:01:28.61</dc:date>
    <meta:print-date>2013-03-13T11:23:00</meta:print-date>
    <meta:editing-cycles>16</meta:editing-cycles>
    <meta:generator>OpenOffice/4.1.5$Win32 OpenOffice.org_project/415m1$Build-9789</meta:generator>
    <meta:editing-duration>PT48M45S</meta:editing-duration>
    <meta:document-statistic meta:table-count="2" meta:image-count="1" meta:object-count="0" meta:page-count="1" meta:paragraph-count="33" meta:word-count="152" meta:character-count="2018"/>
  </office:meta>
</office:document-meta>
</file>